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Math TeX Gyre" fo:font-size="21pt" officeooo:rsid="00037009" officeooo:paragraph-rsid="00037009" style:font-size-asian="18.3500003814697pt" style:font-size-complex="21pt"/>
    </style:style>
    <style:style style:name="P2" style:family="paragraph" style:parent-style-name="Standard">
      <style:text-properties style:font-name="DejaVu Math TeX Gyre" fo:font-size="21pt" officeooo:rsid="0009404d" officeooo:paragraph-rsid="0009404d" style:font-size-asian="18.3500003814697pt" style:font-size-complex="21pt"/>
    </style:style>
    <style:style style:name="P3" style:family="paragraph" style:parent-style-name="Standard">
      <style:text-properties style:font-name="DejaVu Math TeX Gyre" fo:font-size="13pt" officeooo:rsid="00037009" officeooo:paragraph-rsid="00037009" style:font-size-asian="11.3500003814697pt" style:font-size-complex="13pt"/>
    </style:style>
    <style:style style:name="P4" style:family="paragraph" style:parent-style-name="Standard">
      <style:text-properties style:font-name="DejaVu Math TeX Gyre" fo:font-size="13pt" officeooo:rsid="0006ca06" officeooo:paragraph-rsid="0006ca06" style:font-size-asian="11.3500003814697pt" style:font-size-complex="13pt"/>
    </style:style>
    <style:style style:name="P5" style:family="paragraph" style:parent-style-name="Standard">
      <style:text-properties style:font-name="DejaVu Math TeX Gyre" fo:font-size="13pt" officeooo:rsid="0004ccf1" officeooo:paragraph-rsid="0004ccf1" style:font-size-asian="11.3500003814697pt" style:font-size-complex="13pt"/>
    </style:style>
    <style:style style:name="P6" style:family="paragraph" style:parent-style-name="Standard">
      <style:text-properties style:text-line-through-style="solid" style:text-line-through-type="single" style:font-name="DejaVu Math TeX Gyre" fo:font-size="13pt" officeooo:rsid="0004ccf1" officeooo:paragraph-rsid="0004ccf1" style:font-size-asian="11.3500003814697pt" style:font-size-complex="13pt"/>
    </style:style>
    <style:style style:name="P7" style:family="paragraph" style:parent-style-name="Standard">
      <style:text-properties style:font-name="DejaVu Math TeX Gyre" fo:font-size="13pt" officeooo:rsid="00052c44" officeooo:paragraph-rsid="00052c44" style:font-size-asian="11.3500003814697pt" style:font-size-complex="13pt"/>
    </style:style>
    <style:style style:name="P8" style:family="paragraph" style:parent-style-name="Standard">
      <style:text-properties style:text-line-through-style="solid" style:text-line-through-type="single" style:font-name="DejaVu Math TeX Gyre" fo:font-size="13pt" officeooo:rsid="0005fc1f" officeooo:paragraph-rsid="0005fc1f" style:font-size-asian="11.3500003814697pt" style:font-size-complex="13pt"/>
    </style:style>
    <style:style style:name="P9" style:family="paragraph" style:parent-style-name="Standard">
      <style:text-properties style:font-name="DejaVu Math TeX Gyre" fo:font-size="13pt" officeooo:rsid="0005fc1f" officeooo:paragraph-rsid="0005fc1f" style:font-size-asian="11.3500003814697pt" style:font-size-complex="13pt"/>
    </style:style>
    <style:style style:name="T1" style:family="text">
      <style:text-properties officeooo:rsid="0009404d"/>
    </style:style>
    <style:style style:name="T2" style:family="text">
      <style:text-properties officeooo:rsid="00074970"/>
    </style:style>
    <style:style style:name="T3" style:family="text">
      <style:text-properties officeooo:rsid="000777ee"/>
    </style:style>
    <style:style style:name="T4" style:family="text">
      <style:text-properties fo:language="el" fo:country="GR"/>
    </style:style>
    <style:style style:name="T5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nks to improve in my editor and to finaly end this project </text:p>
      <text:p text:style-name="P1"/>
      <text:p text:style-name="P2">0)<text:line-break/>Canvas</text:p>
      <text:p text:style-name="P3">1.<text:span text:style-name="T1">)</text:span></text:p>
      <text:p text:style-name="P4">Jupyter notebook style editor</text:p>
      <text:p text:style-name="P3">2.)</text:p>
      <text:p text:style-name="P3">Fix the command line integration buggy <text:span text:style-name="T2">psilw egine </text:span></text:p>
      <text:p text:style-name="P3">3.) <text:line-break/>Removing the split function complete I tried so many times</text:p>
      <text:p text:style-name="P3">And then reimplement it</text:p>
      <text:p text:style-name="P3">4.)</text:p>
      <text:p text:style-name="P3">Polish the Checkpoint options because it is bugy</text:p>
      <text:p text:style-name="P3">5.)</text:p>
      <text:p text:style-name="P3">polish the find function </text:p>
      <text:p text:style-name="P5">6.)</text:p>
      <text:p text:style-name="P5">Code explorer integration does not even open <text:s/></text:p>
      <text:p text:style-name="P5">7)</text:p>
      <text:p text:style-name="P6">Minimap functions but has some glitches </text:p>
      <text:p text:style-name="P6">1) Displays from the center of the minimap</text:p>
      <text:p text:style-name="P6">2) when zooming it jumps to a random line</text:p>
      <text:p text:style-name="P5">8) <text:line-break/>Some keybinds do not work rewrite the keybind functions</text:p>
      <text:p text:style-name="P5">9)</text:p>
      <text:p text:style-name="P5">Add movement and commands like vim and emacs </text:p>
      <text:p text:style-name="P5">10)</text:p>
      <text:p text:style-name="P5">Imp<text:span text:style-name="T3">l</text:span>ement Enviroments</text:p>
      <text:p text:style-name="P5">11)</text:p>
      <text:p text:style-name="P5">Make the Pdf reader less bloated </text:p>
      <text:p text:style-name="P5">12)Optional </text:p>
      <text:p text:style-name="P5">Make a complete redisign of the visuals of the application <text:line-break/>I want a command-line like aestheti<text:span text:style-name="T2">c</text:span> like neovim it looks cleaner</text:p>
      <text:p text:style-name="P5">the editor looks like it is from 2004 </text:p>
      <text:p text:style-name="P5">13) Write a better Process Manager</text:p>
      <text:p text:style-name="P5">14) Rework the UI debloat and make modular the File explorer</text:p>
      <text:p text:style-name="P5">15) Default keybinds map not implemented</text:p>
      <text:p text:style-name="P5">16) Documentation?= <text:span text:style-name="T4">Γελαν και οι κοτες</text:span></text:p>
      <text:p text:style-name="P7">17) Diagramm sketcher implement =&gt; geloio alla bariemai</text:p>
      <text:p text:style-name="P7">18) Theme manager <text:span text:style-name="T4">το μονο καλο πραγμα που εχω κανει</text:span></text:p>
      <text:p text:style-name="P7"><text:soft-page-break/>connect everything to the theme manager =&gt; <text:span text:style-name="T5">POUTSAAAA </text:span></text:p>
      <text:p text:style-name="P8">19) Syntax highliting with multi language support : HAHAHAHAH</text:p>
      <text:p text:style-name="P9">20)Compiler connection ( or run function) 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9T18:09:11.532822500</meta:creation-date>
    <meta:editing-duration>PT26M11S</meta:editing-duration>
    <meta:editing-cycles>2</meta:editing-cycles>
    <meta:generator>LibreOffice/25.2.4.3$Windows_X86_64 LibreOffice_project/33e196637044ead23f5c3226cde09b47731f7e27</meta:generator>
    <dc:date>2025-06-19T18:35:21.018130200</dc:date>
    <meta:document-statistic meta:table-count="0" meta:image-count="0" meta:object-count="0" meta:page-count="2" meta:paragraph-count="37" meta:word-count="218" meta:character-count="1271" meta:non-whitespace-character-count="1075"/>
  </office:meta>
</office:document-meta>
</file>